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4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ffff" style:font-name="Segoe UI1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text-align="center" fo:text-indent="-1.27cm"/>
    </style:style>
    <style:style style:name="P8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ffffff" style:font-name="Segoe UI1" fo:font-size="32pt" fo:text-shadow="none" fo:font-weight="bold" style:font-size-asian="32pt" style:font-weight-asian="bold" style:font-size-complex="32pt" style:font-weight-complex="bold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" fo:font-size="16pt" fo:text-shadow="none" style:font-size-asian="16pt" style:font-size-complex="1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063cm" svg:x="1.27cm" svg:y="0.748cm">
          <draw:text-box>
            <text:p text:style-name="P1"><text:span text:style-name="T1">HYMN #417</text:span></text:p>
            <text:p text:style-name="P1"><text:span text:style-name="T2">“</text:span><text:span text:style-name="T2">Alleluia, Song of Gladness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4cm" svg:height="7.112cm" svg:x="1.27cm" svg:y="0.508cm">
          <draw:text-box>
            <text:p text:style-name="P1"><text:span text:style-name="T4">1.</text:span><text:span text:style-name="T5"> Alleluia, song of gladness,</text:span><text:span text:style-name="T5"><text:line-break/></text:span><text:span text:style-name="T5">Voice of joy that cannot die;</text:span><text:span text:style-name="T5"><text:line-break/></text:span><text:span text:style-name="T5">Alleluia is the anthem</text:span><text:span text:style-name="T5"><text:line-break/></text:span><text:span text:style-name="T5">Ever raised by choirs on high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4" draw:text-style-name="P4" draw:layer="layout" svg:width="25.4cm" svg:height="3.631cm" svg:x="1.248cm" svg:y="0.54cm">
          <draw:text-box>
            <text:p text:style-name="P1"><text:span text:style-name="T5">In the house of God abiding</text:span><text:span text:style-name="T5"><text:line-break/></text:span><text:span text:style-name="T5">Thus they sing eternal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5" draw:text-style-name="P6" draw:layer="layout" svg:width="25.4cm" svg:height="10.772cm" svg:x="1.248cm" svg:y="0.673cm">
          <draw:text-box>
            <text:p text:style-name="P1"><text:span text:style-name="T4">2.</text:span><text:span text:style-name="T5"> Alleluia, thou resoundest,</text:span><text:span text:style-name="T5"><text:line-break/></text:span><text:span text:style-name="T5">True Jerusalem and free;</text:span><text:span text:style-name="T5"><text:line-break/></text:span><text:span text:style-name="T5">Alleluia, joyful mother,</text:span><text:span text:style-name="T5"><text:line-break/></text:span><text:span text:style-name="T5">All thy children sing with th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6" draw:text-style-name="P6" draw:layer="layout" svg:width="25.4cm" svg:height="3.899cm" svg:x="1.358cm" svg:y="0.575cm">
          <draw:text-box>
            <text:p text:style-name="P1"><text:span text:style-name="T5">But by Babylon’s sad waters</text:span><text:span text:style-name="T5"><text:line-break/></text:span><text:span text:style-name="T5">Mourning exiles now are w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7" draw:text-style-name="P8" draw:layer="layout" svg:width="25.4cm" svg:height="7.366cm" svg:x="1.27cm" svg:y="0.762cm">
          <draw:text-box>
            <text:p text:style-name="P7"><text:span text:style-name="T4">3.</text:span><text:span text:style-name="T5"> Alleluia cannot always</text:span></text:p>
            <text:p text:style-name="P7"><text:span text:style-name="T5">Be our song while here below;</text:span></text:p>
            <text:p text:style-name="P7"><text:span text:style-name="T5">Alleluia, our transgressions</text:span></text:p>
            <text:p text:style-name="P7"><text:span text:style-name="T5">Make us for a while forgo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8" draw:text-style-name="P8" draw:layer="layout" svg:width="25.4cm" svg:height="3.81cm" svg:x="1.27cm" svg:y="1.016cm">
          <draw:text-box>
            <text:p text:style-name="P7"><text:span text:style-name="T5"><text:s/></text:span><text:span text:style-name="T5">For the solemn time is coming</text:span></text:p>
            <text:p text:style-name="P7"><text:span text:style-name="T5">When our tears for sin must f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9" draw:text-style-name="P9" draw:layer="layout" svg:width="25.4cm" svg:height="7.267cm" svg:x="1.27cm" svg:y="0.607cm">
          <draw:text-box>
            <text:p text:style-name="P7"><text:span text:style-name="T4">4.</text:span><text:span text:style-name="T5"> Therefore in our hymns we pray Thee,</text:span></text:p>
            <text:p text:style-name="P7"><text:span text:style-name="T5">Grant us, blessèd Trinity,</text:span></text:p>
            <text:p text:style-name="P7"><text:span text:style-name="T5">At the last to keep Thine Easter</text:span></text:p>
            <text:p text:style-name="P7"><text:span text:style-name="T5">With Thy faithful saints on high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10" draw:text-style-name="P9" draw:layer="layout" svg:width="25.4cm" svg:height="11.51cm" svg:x="1.27cm" svg:y="0.607cm">
          <draw:text-box>
            <text:p text:style-name="P7"><text:span text:style-name="T5">There to Thee forever singing</text:span></text:p>
            <text:p text:style-name="P7"><text:span text:style-name="T5">Alleluia joyfully.</text:span></text:p>
            <text:p><text:span text:style-name="T6"><text:line-break/></text:span><text:span text:style-name="T6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8"><text:s text:c="10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21:41:40.465000000</meta:creation-date>
    <dc:date>2019-01-17T16:08:35.588000000</dc:date>
    <meta:editing-duration>PT58M1S</meta:editing-duration>
    <meta:editing-cycles>13</meta:editing-cycles>
    <meta:generator>LibreOffice/6.1.3.2$Windows_X86_64 LibreOffice_project/86daf60bf00efa86ad547e59e09d6bb77c699acb</meta:generator>
    <meta:document-statistic meta:object-count="156"/>
  </office:meta>
</office:document-meta>
</file>